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SwitzerlandCondBlack" svg:font-family="SwitzerlandCondBlack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15.965cm" fo:margin-left="0.933cm" table:align="left" style:writing-mode="lr-tb"/>
    </style:style>
    <style:style style:name="Tableau4.A" style:family="table-column">
      <style:table-column-properties style:column-width="2.092cm"/>
    </style:style>
    <style:style style:name="Tableau4.B" style:family="table-column">
      <style:table-column-properties style:column-width="13.873cm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15.501cm" table:align="margins" style:may-break-between-rows="false" style:writing-mode="lr-tb"/>
    </style:style>
    <style:style style:name="Tableau3.A" style:family="table-column">
      <style:table-column-properties style:column-width="8.814cm" style:rel-column-width="37267*"/>
    </style:style>
    <style:style style:name="Tableau3.B" style:family="table-column">
      <style:table-column-properties style:column-width="6.687cm" style:rel-column-width="28268*"/>
    </style:style>
    <style:style style:name="Tableau3.1" style:family="table-row">
      <style:table-row-properties fo:keep-together="always"/>
    </style:style>
    <style:style style:name="Tableau3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1" fo:font-size="11pt" officeooo:paragraph-rsid="00112803" style:font-size-asian="11pt" style:font-size-complex="11pt"/>
    </style:style>
    <style:style style:name="P3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1" fo:font-size="11pt" officeooo:paragraph-rsid="00112803" style:font-size-asian="11pt" style:font-name-complex="Arial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officeooo:rsid="000f8168" officeooo:paragraph-rsid="00112803" style:font-size-asian="11pt" style:font-name-complex="Arial2" style:font-size-complex="11pt"/>
    </style:style>
    <style:style style:name="P5" style:family="paragraph" style:parent-style-name="Standard">
      <style:text-properties officeooo:paragraph-rsid="00112803"/>
    </style:style>
    <style:style style:name="P6" style:family="paragraph" style:parent-style-name="Standard">
      <style:text-properties officeooo:paragraph-rsid="001d9f6a"/>
    </style:style>
    <style:style style:name="P7" style:family="paragraph" style:parent-style-name="Standard">
      <style:paragraph-properties fo:margin-left="1cm" fo:margin-right="-0.751cm" fo:margin-top="0cm" fo:margin-bottom="0cm" loext:contextual-spacing="false" fo:line-height="100%" fo:orphans="0" fo:widows="0" fo:text-indent="0cm" style:auto-text-indent="false">
        <style:tab-stops>
          <style:tab-stop style:position="2.752cm"/>
        </style:tab-stops>
      </style:paragraph-properties>
      <style:text-properties fo:font-size="2pt" officeooo:paragraph-rsid="00112803" style:font-size-asian="1.75pt" style:font-size-complex="2pt"/>
    </style:style>
    <style:style style:name="P8" style:family="paragraph" style:parent-style-name="Table_20_Contents">
      <style:text-properties fo:font-size="11pt" style:text-underline-style="solid" style:text-underline-width="auto" style:text-underline-color="font-color" fo:font-weight="normal" officeooo:paragraph-rsid="00112803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1pt" officeooo:paragraph-rsid="00112803" style:font-size-asian="11pt" style:font-size-complex="11pt"/>
    </style:style>
    <style:style style:name="P10" style:family="paragraph" style:parent-style-name="Standard2">
      <style:paragraph-properties fo:margin-left="0cm" fo:margin-right="0cm" fo:margin-top="0.3cm" fo:margin-bottom="0.3cm" loext:contextual-spacing="false" fo:line-height="100%" fo:text-align="center" style:justify-single-word="false" fo:orphans="2" fo:widows="2" fo:text-indent="0cm" style:auto-text-indent="false" style:text-autospace="none">
        <style:tab-stops/>
      </style:paragraph-properties>
      <style:text-properties style:font-name="Arial1" officeooo:paragraph-rsid="00112803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Arial1" fo:font-size="11pt" officeooo:paragraph-rsid="00112803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1" fo:font-size="11pt" officeooo:paragraph-rsid="00112803" style:font-size-asian="11pt" style:font-size-complex="11pt"/>
    </style:style>
    <style:style style:name="P13" style:family="paragraph" style:parent-style-name="Corps_20_de_20_texte_20_3">
      <style:paragraph-properties style:text-autospace="none" style:punctuation-wrap="simple" style:vertical-align="baseline"/>
      <style:text-properties style:font-name="Arial1" fo:font-size="11pt" officeooo:paragraph-rsid="00112803" style:font-size-asian="11pt" style:font-name-complex="Arial1" style:font-size-complex="11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fo:font-size="11pt" fo:font-weight="bold" officeooo:paragraph-rsid="00112803" style:font-size-asian="11pt" style:font-weight-asian="bold" style:font-name-complex="Arial1" style:font-size-complex="11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1pt" officeooo:rsid="000f8168" officeooo:paragraph-rsid="00112803" style:font-size-asian="11pt" style:font-name-complex="Arial2" style:font-size-complex="11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1pt" officeooo:paragraph-rsid="00112803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fo:font-size="11pt" officeooo:paragraph-rsid="00112803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.251cm"/>
          <style:tab-stop style:position="3cm" style:type="center"/>
          <style:tab-stop style:position="13.002cm" style:type="center"/>
        </style:tab-stops>
      </style:paragraph-properties>
      <style:text-properties style:font-name="Arial1" fo:font-size="11pt" officeooo:paragraph-rsid="00112803" style:font-size-asian="11pt" style:font-size-complex="11pt"/>
    </style:style>
    <style:style style:name="P19" style:family="paragraph" style:parent-style-name="Heading_20_1" style:master-page-name="">
      <loext:graphic-properties draw:fill="none"/>
      <style:paragraph-properties fo:margin-left="0cm" fo:margin-right="-0.7cm" fo:margin-top="0cm" fo:margin-bottom="0cm" loext:contextual-spacing="false" fo:text-align="center" style:justify-single-word="false" fo:text-indent="0cm" style:auto-text-indent="false" style:page-number="auto" fo:background-color="transparent" fo:keep-with-next="always">
        <style:tab-stops>
          <style:tab-stop style:position="7.752cm" style:type="center"/>
        </style:tab-stops>
      </style:paragraph-properties>
      <style:text-properties officeooo:paragraph-rsid="0023b569"/>
    </style:style>
    <style:style style:name="P20" style:family="paragraph" style:parent-style-name="Text_20_body_20_indent" style:list-style-name="" style:master-page-name="Right_20_Page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ahoma1" fo:font-size="20pt" fo:font-weight="bold" officeooo:paragraph-rsid="0023b569" style:font-size-asian="20pt" style:font-weight-asian="bold" style:font-name-complex="Tahoma1"/>
    </style:style>
    <style:style style:name="P21" style:family="paragraph" style:parent-style-name="Heading_20_8">
      <loext:graphic-properties draw:fill="none"/>
      <style:paragraph-properties fo:margin-left="0cm" fo:margin-right="-0.7cm" fo:margin-top="0cm" fo:margin-bottom="0cm" loext:contextual-spacing="false" fo:text-align="center" style:justify-single-word="false" fo:text-indent="0cm" style:auto-text-indent="false" fo:background-color="transparent" fo:keep-with-next="always">
        <style:tab-stops>
          <style:tab-stop style:position="7.752cm" style:type="center"/>
        </style:tab-stops>
      </style:paragraph-properties>
      <style:text-properties style:font-name="SwitzerlandCondBlack" officeooo:paragraph-rsid="0023b569" style:font-name-complex="SwitzerlandCondBlack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2" style:family="text">
      <style:text-properties fo:text-transform="uppercase"/>
    </style:style>
    <style:style style:name="T3" style:family="text">
      <style:text-properties fo:text-transform="uppercase" officeooo:rsid="000f8168" style:font-name-complex="Arial2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name-complex="Arial1" style:font-weight-complex="bold"/>
    </style:style>
    <style:style style:name="T6" style:family="text">
      <style:text-properties style:text-underline-style="none" fo:font-weight="bold" officeooo:rsid="0014b00a" style:font-weight-asian="bold" style:font-name-complex="Arial1" style:font-weight-complex="bold"/>
    </style:style>
    <style:style style:name="T7" style:family="text">
      <style:text-properties fo:color="#ff3333" fo:font-size="20pt" fo:language="fr" fo:country="FR" style:text-underline-style="solid" style:text-underline-width="auto" style:text-underline-color="font-color" fo:font-weight="bold" officeooo:rsid="000c8190" fo:background-color="#ffff00" loext:char-shading-value="0" style:font-name-asian="Times New Roman1" style:font-size-asian="20pt" style:language-asian="fr" style:country-asian="FR" style:font-weight-asian="bold" style:font-name-complex="Times New Roman1" style:font-size-complex="10pt" style:font-weight-complex="bold"/>
    </style:style>
    <style:style style:name="T8" style:family="text">
      <style:text-properties fo:font-variant="normal" fo:text-transform="none" fo:language="fr" fo:country="FR" style:text-underline-style="none" fo:font-weight="bold" style:font-name-asian="Times New Roman1" style:language-asian="fr" style:country-asian="FR" style:font-weight-asian="bold" style:font-name-complex="Times New Roman1"/>
    </style:style>
    <style:style style:name="T9" style:family="text">
      <style:text-properties style:font-name="Arial1" fo:font-size="11pt" style:font-size-asian="11pt" style:font-size-complex="11pt"/>
    </style:style>
    <style:style style:name="T10" style:family="text">
      <style:text-properties style:font-name="Arial1" fo:font-size="11pt" officeooo:rsid="002ecfcf" style:font-size-asian="11pt" style:font-size-complex="11pt"/>
    </style:style>
    <style:style style:name="T11" style:family="text">
      <style:text-properties style:font-name="Arial1" fo:font-size="11pt" officeooo:rsid="001b8839" style:font-size-asian="11pt" style:font-size-complex="11pt"/>
    </style:style>
    <style:style style:name="T12" style:family="text">
      <style:text-properties style:font-name="Arial1" fo:font-size="11pt" officeooo:rsid="001e7411" style:font-size-asian="11pt" style:font-size-complex="11pt"/>
    </style:style>
    <style:style style:name="T13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Arial1" fo:font-size="11pt" fo:font-weight="normal" officeooo:rsid="004166ea" style:font-size-asian="11pt" style:font-weight-asian="normal" style:font-size-complex="11pt" style:font-weight-complex="normal"/>
    </style:style>
    <style:style style:name="T15" style:family="text">
      <style:text-properties style:font-name="Arial1" fo:font-size="11pt" fo:font-weight="normal" officeooo:rsid="0024b1b4" style:font-size-asian="11pt" style:font-weight-asian="normal" style:font-size-complex="11pt" style:font-weight-complex="normal"/>
    </style:style>
    <style:style style:name="T16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Arial1" fo:font-size="11pt" fo:font-weight="bold" officeooo:rsid="004166ea" style:font-size-asian="11pt" style:font-weight-asian="bold" style:font-size-complex="11pt" style:font-weight-complex="bold"/>
    </style:style>
    <style:style style:name="T18" style:family="text">
      <style:text-properties style:font-name="Arial1" fo:font-size="11pt" fo:font-weight="bold" officeooo:rsid="002f287b" style:font-size-asian="11pt" style:font-weight-asian="bold" style:font-size-complex="11pt" style:font-weight-complex="bold"/>
    </style:style>
    <style:style style:name="T19" style:family="text">
      <style:text-properties style:font-name="Arial1" fo:font-size="11pt" fo:font-weight="bold" officeooo:rsid="00401d5e" style:font-size-asian="11pt" style:font-weight-asian="bold" style:font-size-complex="11pt" style:font-weight-complex="bold"/>
    </style:style>
    <style:style style:name="T20" style:family="text">
      <style:text-properties style:font-name="Arial1" fo:font-size="11pt" fo:font-weight="bold" officeooo:rsid="002ecfcf" style:font-size-asian="11pt" style:font-weight-asian="bold" style:font-size-complex="11pt" style:font-weight-complex="bold"/>
    </style:style>
    <style:style style:name="T21" style:family="text">
      <style:text-properties style:font-name="Arial1" fo:font-size="11pt" fo:font-weight="bold" officeooo:rsid="001e7411" style:font-size-asian="11pt" style:font-weight-asian="bold" style:font-size-complex="11pt" style:font-weight-complex="bold"/>
    </style:style>
    <style:style style:name="T22" style:family="text">
      <style:text-properties officeooo:rsid="000f8168" style:font-name-complex="Arial2"/>
    </style:style>
    <style:style style:name="T23" style:family="text">
      <style:text-properties officeooo:rsid="00173a3c"/>
    </style:style>
    <style:style style:name="T24" style:family="text">
      <style:text-properties officeooo:rsid="00173dcf"/>
    </style:style>
    <style:style style:name="T25" style:family="text">
      <style:text-properties fo:font-size="10pt" fo:language="fr" fo:country="FR" style:language-asian="zh" style:country-asian="CN" style:language-complex="hi" style:country-complex="IN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BE" style:language-asian="zh" style:country-asian="CN" style:language-complex="hi" style:country-complex="IN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size="10pt" fo:language="fr" fo:country="FR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trait du Registre aux Délibérations</text:p>
      <text:h text:style-name="P19" text:outline-level="1">DU <text:span text:style-name="T2"><text:text-input text:description="">meetingConfig.Title()</text:text-input></text:span></text:h>
      <text:h text:style-name="P21" text:outline-level="8">SEANCE DU <text:span text:style-name="T2"><text:text-input text:description="">self.hasMeeting() and self.getMeeting().Title() or ''</text:text-input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">Présents<text:span text:style-name="T4"> :</text:span></text:p>
          </table:table-cell>
          <table:table-cell table:style-name="Tableau4.A1" office:value-type="string">
            <text:p text:style-name="P9"><office:annotation><dc:creator>NUYENS </dc:creator><dc:date>2012-11-05T16:21:16</dc:date><text:p><text:span text:style-name="T25">do text</text:span></text:p><text:p><text:span text:style-name="T25">from xhtml(self.printStrikedItemAssembly())</text:span></text:p></office:annotation>present</text:p>
          </table:table-cell>
        </table:table-row>
      </table:table>
      <text:p text:style-name="P10"><text:span text:style-name="T7"><office:annotation><dc:creator>André NUYENS</dc:creator><dc:date>2016-04-22T10:32:56</dc:date><text:p><text:span text:style-name="T34">do text if not self.queryState() in meetingConfig.getItemDecidedStates()</text:span></text:p></office:annotation></text:span><text:span text:style-name="T7">PROJET DE DELIBERATION</text:span></text:p>
      <text:p text:style-name="P14"/>
      <text:p text:style-name="P2"><text:span text:style-name="T1">Objet</text:span><text:span text:style-name="T5"> </text:span><text:span text:style-name="T6">n°</text:span><text:span text:style-name="T6"><text:text-input text:description="">self.getItemNumber(for_display=True)</text:text-input></text:span><text:span text:style-name="T6"> :</text:span><text:span text:style-name="T5"> </text:span><text:span text:style-name="T8"><text:text-input text:description="">self.Title()</text:text-input></text:span></text:p>
      <text:p text:style-name="P13"/>
      <text:p text:style-name="P3">Le <text:span text:style-name="T24"><text:text-input text:description="">meetingConfig.getId() == 'meeting-config-council' and (self.getPrivacy()=='public' and 'Conseil communal, en séance publique' or 'Conseil communal, à huis clos') or 'Collège communal,'</text:text-input></text:span></text:p>
      <text:p text:style-name="P2"><office:annotation><dc:creator>André NUYENS</dc:creator><dc:date>2017-06-26T10:50:19</dc:date><loext:sender-initials>AN</loext:sender-initials><text:p text:style-name="P23"><text:span text:style-name="T32">do text </text:span></text:p><text:p text:style-name="P23"><text:span text:style-name="T33">from xhtml(view.printXhtml(self, self.getMotivation(), keepWithNext=True))</text:span></text:p></office:annotation>motivation</text:p>
      <text:section text:style-name="Sect1" text:name="avis simple">
        <text:p text:style-name="P6"><text:span text:style-name="T9"><office:annotation><dc:creator>Auteur inconnu</dc:creator><dc:date>2017-01-02T16:18:10</dc:date><text:p text:style-name="P22"><text:span text:style-name="T31">do section- for advice in view.printFinanceAdvice('simple')</text:span></text:p></office:annotation></text:span><text:span text:style-name="Police_20_par_20_défaut"><text:span text:style-name="T9">Considérant l'avis </text:span></text:span><text:span text:style-name="Police_20_par_20_défaut"><text:span text:style-name="T10"><text:text-input text:description="">advice['type_translated']</text:text-input></text:span></text:span><text:span text:style-name="Police_20_par_20_défaut"><text:span text:style-name="T12"><text:text-input text:description="">advice['given_advice'].advice_reference and u' "référencé %s"'%advice['given_advice'].advice_reference or ''</text:text-input></text:span></text:span><text:span text:style-name="Police_20_par_20_défaut"><text:span text:style-name="T11"><text:s/></text:span></text:span><text:span text:style-name="Police_20_par_20_défaut"><text:span text:style-name="T9">du Directeur financier remis en date du </text:span></text:span><text:span text:style-name="Strong_20_Emphasis"><text:span text:style-name="T14"><text:text-input text:description="">advice['item_transmitted_on_localized']</text:text-input></text:span></text:span><text:span text:style-name="Strong_20_Emphasis"><text:span text:style-name="T15">,</text:span></text:span></text:p>
      </text:section>
      <text:section text:style-name="Sect1" text:name="avis legal">
        <text:p text:style-name="P5"><text:span text:style-name="T9"><office:annotation><dc:creator>Auteur inconnu</dc:creator><dc:date>2017-01-02T16:19:06</dc:date><text:p text:style-name="P22"><text:span text:style-name="T30">do section- for advice in view.printFinanceAdvice('legal')</text:span></text:p></office:annotation></text:span><text:span text:style-name="Police_20_par_20_défaut"><text:span text:style-name="T9">Considérant la transmission du dossier au Directeur financier pour avis préalable en date du </text:span></text:span><text:span text:style-name="Strong_20_Emphasis"><text:span text:style-name="T17"><text:text-input text:description="">advice['item_transmitted_on_localized']</text:text-input></text:span></text:span><text:span text:style-name="Police_20_par_20_défaut"><text:span text:style-name="T18">,</text:span></text:span></text:p>
        <text:p text:style-name="P6"><text:span text:style-name="Police_20_par_20_défaut"><text:span text:style-name="T19">Considérant l'avis </text:span></text:span><text:span text:style-name="Police_20_par_20_défaut"><text:span text:style-name="T20"><text:text-input text:description="">advice['type_translated']</text:text-input></text:span></text:span><text:span text:style-name="Police_20_par_20_défaut"><text:span text:style-name="T21"><text:text-input text:description="">advice['given_advice'].advice_reference and u' "référencé %s"'%advice['given_advice'].advice_reference or ''</text:text-input></text:span></text:span><text:span text:style-name="Police_20_par_20_défaut"><text:span text:style-name="T19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13">,</text:span></text:span></text:p>
      </text:section>
      <text:section text:style-name="Sect1" text:name="avis non donné">
        <text:p text:style-name="P5"><text:span text:style-name="T9"><office:annotation><dc:creator>Auteur inconnu</dc:creator><dc:date>2017-01-02T16:19:16</dc:date><text:p text:style-name="P22"><text:span text:style-name="T30">do section- for advice in view.printFinanceAdvice('legal_not_given')</text:span></text:p></office:annotation></text:span><text:span text:style-name="Police_20_par_20_défaut"><text:span text:style-name="T9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7"><text:text-input text:description="">advice['item_transmitted_on_localized']</text:text-input></text:span></text:span><text:bookmark-end text:name="__DdeLink__1237_1781793442"/><text:span text:style-name="T9">,</text:span></text:p>
        <text:p text:style-name="P5"><text:span text:style-name="Police_20_par_20_défaut"><text:span text:style-name="T9">Considérant l'avis non rendu par le Directeur financier,</text:span></text:span></text:p>
      </text:section>
      <text:section text:style-name="Sect1" text:name="avis initiative">
        <text:p text:style-name="P6"><text:span text:style-name="T9"><office:annotation><dc:creator>Auteur inconnu</dc:creator><dc:date>2017-01-02T16:19:27</dc:date><text:p text:style-name="P22"><text:span text:style-name="T30">do section- for advice in view.printFinanceAdvice('initiative')</text:span></text:p></office:annotation></text:span><text:span text:style-name="Police_20_par_20_défaut"><text:span text:style-name="T9">Considérant l'avis d'initiative </text:span></text:span><text:span text:style-name="Police_20_par_20_défaut"><text:span text:style-name="T10"><text:text-input text:description="">advice['type_translated']</text:text-input></text:span></text:span><text:span text:style-name="Police_20_par_20_défaut"><text:span text:style-name="T12"><text:text-input text:description="">advice['given_advice'].advice_reference and u' "référencé %s"'%advice['given_advice'].advice_reference or ''</text:text-input></text:span></text:span><text:span text:style-name="Police_20_par_20_défaut"><text:span text:style-name="T11"><text:s/></text:span></text:span><text:span text:style-name="Police_20_par_20_défaut"><text:span text:style-name="T9"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13">,</text:span></text:span></text:p>
      </text:section>
      <text:section text:style-name="Sect1" text:name="avis simple non donné">
        <text:p text:style-name="P5"><text:span text:style-name="T9"><office:annotation><dc:creator>Auteur inconnu</dc:creator><dc:date>2017-01-02T16:19:16</dc:date><text:p text:style-name="P22"><text:span text:style-name="T30">do section- for advice in view.printFinanceAdvice('simple_not_given')</text:span></text:p></office:annotation></text:span><text:span text:style-name="Police_20_par_20_défaut"><text:span text:style-name="T9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2"/><text:span text:style-name="Strong_20_Emphasis"><text:span text:style-name="T17"><text:text-input text:description="">advice['item_transmitted_on_localized']</text:text-input></text:span></text:span><text:bookmark-end text:name="__DdeLink__1237_17817934422"/><text:span text:style-name="T9">,</text:span></text:p>
        <text:p text:style-name="P5"><text:span text:style-name="Police_20_par_20_défaut"><text:span text:style-name="T9">Considérant l'avis non rendu par le Directeur financier,</text:span></text:span></text:p>
      </text:section>
      <text:p text:style-name="P2"><text:bookmark text:name="_GoBack"/><office:annotation><dc:creator>André NUYENS</dc:creator><dc:date>2017-06-26T10:50:44</dc:date><loext:sender-initials>AN</loext:sender-initials><text:p text:style-name="P22"><text:span text:style-name="T29">do text </text:span></text:p><text:p text:style-name="P22"><text:span text:style-name="T29">from xhtml(view.printXhtml(self, self.getDecision(), keepWithNext=True))</text:span></text:p></office:annotation>Décision</text:p>
      <text:p text:style-name="P4"/>
      <text:p text:style-name="P15">EN SEANCE LES JOUR, MOIS ET AN QUE DESSUS.</text:p>
      <text:p text:style-name="P15"/>
      <text:p text:style-name="P16"><text:span text:style-name="T3">Par le </text:span><text:span text:style-name="T3"><text:text-input text:description="">meetingConfig.Title()</text:text-input></text:span><text:span text:style-name="T22"><text:s/>:</text:span></text:p>
      <text:p text:style-name="P17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ext:p text:style-name="P11"><office:annotation><dc:creator>André NUYENS</dc:creator><dc:date>2017-06-26T11:06:06</dc:date><loext:sender-initials>AN</loext:sender-initials><text:p text:style-name="P23"><text:span text:style-name="T28">do table if self.hasMeeting()</text:span></text:p></office:annotation><text:text-input text:description="">self.getItemSignatures().split('\n')[0]</text:text-input></text:p>
          </table:table-cell>
          <table:table-cell table:style-name="Tableau3.A1" office:value-type="string">
            <text:p text:style-name="P16"><text:text-input text:description="">self.getItemSignatures().split('\n')[2]</text:text-input></text:p>
          </table:table-cell>
        </table:table-row>
        <table:table-row table:style-name="Tableau3.1">
          <table:table-cell table:style-name="Tableau3.A1" office:value-type="string">
            <text:p text:style-name="P11"><text:text-input text:description="">self.getItemSignatures().split('\n')[1]</text:text-input></text:p>
          </table:table-cell>
          <table:table-cell table:style-name="Tableau3.A1" office:value-type="string">
            <text:p text:style-name="P16"><text:text-input text:description="">self.getItemSignatures().split('\n')[3]</text:text-input></text:p>
          </table:table-cell>
        </table:table-row>
        <table:table-row table:style-name="Tableau3.1"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1" table:number-columns-spanned="2" office:value-type="string">
            <text:p text:style-name="P16">POUR EXTRAIT CONFORME :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1" table:number-columns-spanned="2" office:value-type="string">
            <text:p text:style-name="P18">Délivré à Fleurus, le <text:date style:data-style-name="N76" text:date-value="2019-04-10T15:58:07.823011935">10 avril 2019</text:date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1" office:value-type="string">
            <text:p text:style-name="P12"><text:span text:style-name="T23"><text:text-input text:description="">self.getCertifiedSignatures()[0].split(',')[0]</text:text-input></text:span><text:span text:style-name="T23">,</text:span></text:p>
          </table:table-cell>
          <table:table-cell table:style-name="Tableau3.A1" office:value-type="string">
            <text:p text:style-name="P16"><text:span text:style-name="T23"><text:text-input text:description="">self.getCertifiedSignatures()[2].split(',')[0]</text:text-input></text:span><text:span text:style-name="T23">,</text:span></text:p>
          </table:table-cell>
        </table:table-row>
        <table:table-row table:style-name="Tableau3.1">
          <table:table-cell table:style-name="Tableau3.A1" office:value-type="string">
            <text:p text:style-name="P12"><office:annotation><dc:creator>André NUYENS</dc:creator><dc:date>2018-01-31T09:57:41</dc:date><loext:sender-initials>AN</loext:sender-initials><text:p text:style-name="P22"><text:span text:style-name="T26">do text if self.getCertifiedSignatures()[0].split(',')[1]</text:span></text:p></office:annotation><text:text-input text:description="">self.getCertifiedSignatures()[0].split(',')[1]</text:text-input>,</text:p>
          </table:table-cell>
          <table:table-cell table:style-name="Tableau3.A1" office:value-type="string">
            <text:p text:style-name="P16"><office:annotation><dc:creator>André NUYENS</dc:creator><dc:date>2018-01-31T09:57:31</dc:date><loext:sender-initials>AN</loext:sender-initials><text:p><text:span text:style-name="T27">do text if self.getCertifiedSignatures()[2].split(',')[1]</text:span></text:p></office:annotation><text:text-input text:description="">self.getCertifiedSignatures()[2].split(',')[1]</text:text-input>,</text:p>
          </table:table-cell>
        </table:table-row>
        <table:table-row table:style-name="Tableau3.1"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6"><office:annotation><dc:creator>André NUYENS</dc:creator><dc:date>2018-01-31T10:35:46</dc:date><loext:sender-initials>AN</loext:sender-initials><text:p><text:span text:style-name="T26">do text if len(self.getCertifiedSignatures()[2].split(','))&gt;2</text:span></text:p></office:annotation><text:text-input text:description="">self.getCertifiedSignatures()[2].split(',')[2]</text:text-input>,</text:p>
          </table:table-cell>
        </table:table-row>
        <table:table-row table:style-name="Tableau3.1"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2"><text:text-input text:description="">self.getCertifiedSignatures()[1]</text:text-input></text:p>
          </table:table-cell>
          <table:table-cell table:style-name="Tableau3.A1" office:value-type="string">
            <text:p text:style-name="P16"><text:text-input text:description="">self.getCertifiedSignatures()[3]</text:text-inpu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SwitzerlandCondBlack" svg:font-family="SwitzerlandCondBlack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loext:contextual-spacing="false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list-style-name="" style:class="text">
      <style:paragraph-properties fo:margin-left="4.001cm" fo:margin-right="0cm" fo:text-indent="-4.001cm" style:auto-text-indent="false">
        <style:tab-stops>
          <style:tab-stop style:position="4.001cm"/>
          <style:tab-stop style:position="8.003cm" style:type="center"/>
        </style:tab-stops>
      </style:paragraph-properties>
      <style:text-properties fo:font-size="8pt" style:font-size-asian="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751cm" fo:text-align="center" style:justify-single-word="false" fo:text-indent="-2.249cm" style:auto-text-indent="false" fo:keep-with-next="always">
        <style:tab-stops>
          <style:tab-stop style:position="7.752cm" style:type="center"/>
        </style:tab-stops>
      </style:paragraph-properties>
      <style:text-properties style:font-name="SwitzerlandCondBlack" fo:font-family="SwitzerlandCondBlack" style:font-family-generic="swiss" style:font-pitch="variable" fo:font-size="16pt" fo:font-weight="bold" style:font-name-asian="Arial Unicode MS" style:font-family-asian="'Arial Unicode MS'" style:font-family-generic-asian="swiss" style:font-pitch-asian="variable" style:font-size-asian="16pt" style:font-weight-asian="bold" style:font-name-complex="Arial Unicode MS" style:font-family-complex="'Arial Unicode MS'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-0.751cm" fo:text-align="center" style:justify-single-word="false" fo:text-indent="-2.249cm" style:auto-text-indent="false" fo:keep-with-next="always">
        <style:tab-stops>
          <style:tab-stop style:position="7.752cm" style:type="center"/>
        </style:tab-stops>
      </style:paragraph-properties>
      <style:text-properties style:font-name="SwitzerlandCondBlack" fo:font-family="SwitzerlandCondBlack" style:font-family-generic="swiss" style:font-pitch="variable" fo:font-size="10pt" fo:font-weight="bold" style:font-size-asian="10pt" style:font-weight-asian="bold" style:font-name-complex="SwitzerlandCondBlack" style:font-family-complex="SwitzerlandCondBlack" style:font-family-generic-complex="swiss" style:font-pitch-complex="variable" style:font-size-complex="10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indent="1.482cm" style:auto-text-indent="false">
        <style:tab-stops>
          <style:tab-stop style:position="-1.251cm"/>
          <style:tab-stop style:position="13.503cm" style:type="center"/>
        </style:tab-stops>
      </style:paragraph-properties>
      <style:text-properties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.905cm" fo:margin-right="0cm" fo:text-indent="0.953cm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Corps_20_de_20_texte_20_3" style:display-name="Corps de texte 3" style:family="paragraph" style:parent-style-name="Standard">
      <style:paragraph-properties style:text-autospace="ideograph-alpha" style:punctuation-wrap="hanging" style:vertical-align="auto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2</text:page-count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NUYENS</meta:initial-creator>
    <meta:creation-date>2017-12-11T11:48:57.106499305</meta:creation-date>
    <dc:date>2019-04-10T15:58:06.689873622</dc:date>
    <meta:editing-duration>PT4H30M42S</meta:editing-duration>
    <meta:editing-cycles>26</meta:editing-cycles>
    <meta:generator>LibreOffice/6.0.7.3$Linux_X86_64 LibreOffice_project/00m0$Build-3</meta:generator>
    <meta:document-statistic meta:table-count="2" meta:image-count="0" meta:object-count="0" meta:page-count="2" meta:paragraph-count="34" meta:word-count="269" meta:character-count="2288" meta:non-whitespace-character-count="2126"/>
  </office:meta>
</office:document-meta>
</file>